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12d424" officeooo:paragraph-rsid="0012d424"/>
    </style:style>
    <style:style style:name="P2" style:family="paragraph" style:parent-style-name="Text_20_body">
      <style:paragraph-properties fo:margin-top="0cm" fo:margin-bottom="0cm" loext:contextual-spacing="false"/>
      <style:text-properties officeooo:rsid="00188442" officeooo:paragraph-rsid="00188442"/>
    </style:style>
    <style:style style:name="P3" style:family="paragraph" style:parent-style-name="Text_20_body">
      <style:paragraph-properties fo:margin-top="0cm" fo:margin-bottom="0cm" loext:contextual-spacing="false"/>
      <style:text-properties officeooo:rsid="00188442" officeooo:paragraph-rsid="00193963"/>
    </style:style>
    <style:style style:name="P4" style:family="paragraph" style:parent-style-name="Text_20_body">
      <style:paragraph-properties fo:margin-top="0cm" fo:margin-bottom="0cm" loext:contextual-spacing="false"/>
      <style:text-properties officeooo:rsid="0012e178"/>
    </style:style>
    <style:style style:name="P5" style:family="paragraph" style:parent-style-name="Text_20_body">
      <style:paragraph-properties fo:margin-top="0cm" fo:margin-bottom="0cm" loext:contextual-spacing="false"/>
      <style:text-properties officeooo:rsid="00193963" officeooo:paragraph-rsid="0019396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ebaa" style:font-weight-asian="bold" style:font-weight-complex="bold"/>
    </style:style>
    <style:style style:name="T3" style:family="text">
      <style:text-properties fo:font-weight="bold" officeooo:rsid="00193963" style:font-weight-asian="bold" style:font-weight-complex="bold"/>
    </style:style>
    <style:style style:name="T4" style:family="text">
      <style:text-properties fo:font-weight="bold" officeooo:rsid="00188442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93963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88442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193963" style:font-style-asian="italic" style:font-weight-asian="normal" style:font-style-complex="italic" style:font-weight-complex="normal"/>
    </style:style>
    <style:style style:name="T11" style:family="text">
      <style:text-properties officeooo:rsid="00180029"/>
    </style:style>
    <style:style style:name="T12" style:family="text">
      <style:text-properties officeooo:rsid="00188442"/>
    </style:style>
    <style:style style:name="T13" style:family="text">
      <style:text-properties officeooo:rsid="0016ebaa"/>
    </style:style>
    <style:style style:name="T14" style:family="text">
      <style:text-properties officeooo:rsid="00193963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188442" style:font-style-asian="normal" style:font-style-complex="normal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TTasks</text:span></text:p>
      <text:p text:style-name="Text_20_body">Este módulo gestiona las tareas automáticas realizadas por la placa, hay que tener cuidado porque puede afectar a otros módulos y pines existentes ya que no hay control por parte del cliente <text:span text:style-name="T11">Lazarus</text:span>, en un principio pensé que era un utilidad muy buena pero después de su uso <text:span text:style-name="T11">y </text:span>que su consumo de memoria <text:span text:style-name="T11">(en la placa) </text:span>es elevado <text:span text:style-name="T11">no lo tengo tan claro.</text:span></text:p>
      <text:p text:style-name="P2">La propiedad más importante es:</text:p>
      <text:p text:style-name="P2"><text:span text:style-name="T2">Board</text:span><text:span text:style-name="T13">: Instancia de placa a la que pertenece.</text:span></text:p>
      <text:p text:style-name="P4"/>
      <text:p text:style-name="P2">El evento más importante es:</text:p>
      <text:p text:style-name="P2"><text:span text:style-name="T1">OnQueryTask</text:span>, lanzado por la función <text:span text:style-name="T1">QueryTask</text:span> devolviendo los datos de la tarea solicitada. <text:s/></text:p>
      <text:p text:style-name="P2"/>
      <text:p text:style-name="P2">Los eventos <text:span text:style-name="T1">OnEnabled</text:span> y <text:span text:style-name="T1">OnDisabled</text:span> se ejecutan justo antes de que el módulo se active y justo después de desactivarlo.</text:p>
      <text:p text:style-name="P2"><text:s/></text:p>
      <text:p text:style-name="P2">Las funciones más importantes son:</text:p>
      <text:p text:style-name="P3"><text:span text:style-name="T1">CreateTask</text:span>, <text:span text:style-name="T14">crea una tarea de longitud de datos </text:span><text:span text:style-name="T10">fija y exacta</text:span><text:span text:style-name="T14"> que hay que saber en el momento de la creación.</text:span></text:p>
      <text:p text:style-name="P3"><text:span text:style-name="T1">AddToTask</text:span><text:span text:style-name="T5">, </text:span><text:span text:style-name="T6">añade datos a una tarea previamente creada, el espacio ya está reservado al crear la tarea.</text:span></text:p>
      <text:p text:style-name="P3"><text:span text:style-name="T3">DelayTask</text:span><text:span text:style-name="T6">, retrasa la ejecución esta tarea y si es el último comando de la tarea la reinicia. Si no hay un último comando </text:span><text:span text:style-name="T10">DelayTask</text:span><text:span text:style-name="T6"> la tarea </text:span><text:span text:style-name="T10">finaliza y se borra</text:span><text:span text:style-name="T6">.</text:span></text:p>
      <text:p text:style-name="P2"><text:span text:style-name="T1">ScheduleTask</text:span><text:span text:style-name="T5">, </text:span><text:span text:style-name="T6">es la función que en realidad lanza la tarea preparada.</text:span></text:p>
      <text:p text:style-name="P3"><text:span text:style-name="T3">DeleteTask</text:span><text:span text:style-name="T6">, para y borra la tarea. <text:s text:c="2"/></text:span></text:p>
      <text:p text:style-name="P2"><text:span text:style-name="T6"/></text:p>
      <text:p text:style-name="P5"><text:span text:style-name="T5">Como es muy fácil cometer errores al crear los datos necesarios para ejecutar tareas y la dificultad de pre-calcular la longitud de las tareas (por que si no la placa se bloquea o mal funciona), opté por cambiar </text:span><text:span text:style-name="T17">todos</text:span><text:span text:style-name="T5"> los procedimientos de envío de datos a la placa por funciones</text:span><text:span text:style-name="T12"> con un parámetro optativo final llamado </text:span><text:span text:style-name="T4">write</text:span><text:span text:style-name="T12"> que por defecto es </text:span><text:span text:style-name="T8">True</text:span><text:span text:style-name="T16">. </text:span><text:span text:style-name="T15">Cuando este parámetro es </text:span><text:span text:style-name="T7">True </text:span><text:span text:style-name="T12">significa que </text:span>los comandos <text:span text:style-name="T12">se e</text:span>nvían a<text:span text:style-name="T12"> la placa, si</text:span>n embargo si este parámetro se utiliza<text:span text:style-name="T12"> con </text:span>el valor<text:span text:style-name="T12"> </text:span><text:span text:style-name="T8">False</text:span><text:span text:style-name="T12"> entonces no </text:span>se <text:span text:style-name="T12">envía nada a la placa y </text:span>la función <text:span text:style-name="T12">devuelve la cadena con el comando que se enviaría a la placa, </text:span>muy útil para <text:span text:style-name="T7">AddToTask</text:span><text:span text:style-name="T15">.</text:span></text:p>
      <text:p text:style-name="P5"><text:span text:style-name="T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16:41:54.758756013</meta:creation-date>
    <dc:date>2019-03-08T20:09:59.068753670</dc:date>
    <meta:editing-duration>PT8M40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320" meta:character-count="1810" meta:non-whitespace-character-count="1498"/>
  </office:meta>
</office:document-meta>
</file>